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112cm" style:rel-column-width="5733*"/>
    </style:style>
    <style:style style:name="Таблица1.B" style:family="table-column">
      <style:table-column-properties style:column-width="3.175cm" style:rel-column-width="1800*"/>
    </style:style>
    <style:style style:name="Таблица1.C" style:family="table-column">
      <style:table-column-properties style:column-width="3.713cm" style:rel-column-width="210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b465" officeooo:paragraph-rsid="001db465"/>
    </style:style>
    <style:style style:name="P2" style:family="paragraph" style:parent-style-name="Standard">
      <style:text-properties officeooo:rsid="001db465" officeooo:paragraph-rsid="002115dd"/>
    </style:style>
    <style:style style:name="P3" style:family="paragraph" style:parent-style-name="Standard" style:list-style-name="L1">
      <style:text-properties officeooo:rsid="001db465" officeooo:paragraph-rsid="001db465"/>
    </style:style>
    <style:style style:name="P4" style:family="paragraph" style:parent-style-name="Standard" style:list-style-name="L2">
      <style:text-properties officeooo:rsid="001db465" officeooo:paragraph-rsid="001db465"/>
    </style:style>
    <style:style style:name="P5" style:family="paragraph" style:parent-style-name="Standard" style:list-style-name="L3">
      <style:text-properties officeooo:rsid="001db465" officeooo:paragraph-rsid="001db465"/>
    </style:style>
    <style:style style:name="P6" style:family="paragraph" style:parent-style-name="Standard">
      <style:text-properties fo:font-weight="bold" officeooo:rsid="001db465" officeooo:paragraph-rsid="001db465" style:font-weight-asian="bold" style:font-weight-complex="bold"/>
    </style:style>
    <style:style style:name="P7" style:family="paragraph" style:parent-style-name="Standard">
      <style:text-properties fo:font-weight="bold" officeooo:rsid="001af78f" officeooo:paragraph-rsid="002115d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db465" officeooo:paragraph-rsid="001db465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f2c4f" officeooo:paragraph-rsid="001f2c4f"/>
    </style:style>
    <style:style style:name="P10" style:family="paragraph" style:parent-style-name="Standard">
      <style:text-properties officeooo:rsid="001f2c4f" officeooo:paragraph-rsid="00205a61"/>
    </style:style>
    <style:style style:name="P11" style:family="paragraph" style:parent-style-name="Standard">
      <style:text-properties officeooo:rsid="001f2c4f" officeooo:paragraph-rsid="002115dd"/>
    </style:style>
    <style:style style:name="P12" style:family="paragraph" style:parent-style-name="Standard">
      <style:text-properties officeooo:rsid="001fcdd5" officeooo:paragraph-rsid="00205a61"/>
    </style:style>
    <style:style style:name="P13" style:family="paragraph" style:parent-style-name="Standard">
      <style:text-properties officeooo:rsid="001fcdd5" officeooo:paragraph-rsid="002115dd"/>
    </style:style>
    <style:style style:name="P14" style:family="paragraph" style:parent-style-name="Standard">
      <style:text-properties officeooo:rsid="00205a61" officeooo:paragraph-rsid="00205a61"/>
    </style:style>
    <style:style style:name="P15" style:family="paragraph" style:parent-style-name="Standard">
      <style:text-properties officeooo:rsid="00205a61" officeooo:paragraph-rsid="002115dd"/>
    </style:style>
    <style:style style:name="P16" style:family="paragraph" style:parent-style-name="Standard">
      <style:text-properties officeooo:rsid="002115dd" officeooo:paragraph-rsid="002115dd"/>
    </style:style>
    <style:style style:name="P17" style:family="paragraph" style:parent-style-name="Standard">
      <style:text-properties officeooo:rsid="001af78f" officeooo:paragraph-rsid="002115dd"/>
    </style:style>
    <style:style style:name="P18" style:family="paragraph" style:parent-style-name="Standard">
      <style:text-properties officeooo:rsid="001af78f" officeooo:paragraph-rsid="00226914"/>
    </style:style>
    <style:style style:name="P19" style:family="paragraph" style:parent-style-name="Standard">
      <style:text-properties fo:font-weight="normal" officeooo:rsid="001db465" officeooo:paragraph-rsid="001db465" style:font-weight-asian="normal" style:font-weight-complex="normal"/>
    </style:style>
    <style:style style:name="P20" style:family="paragraph" style:parent-style-name="Standard">
      <style:text-properties officeooo:rsid="00226914" officeooo:paragraph-rsid="00226914"/>
    </style:style>
    <style:style style:name="P21" style:family="paragraph" style:parent-style-name="Table_20_Contents">
      <style:paragraph-properties fo:text-align="center" style:justify-single-word="false"/>
      <style:text-properties officeooo:rsid="001be0ef" officeooo:paragraph-rsid="002115dd"/>
    </style:style>
    <style:style style:name="P22" style:family="paragraph" style:parent-style-name="Table_20_Contents">
      <style:text-properties officeooo:rsid="001be0ef" officeooo:paragraph-rsid="002115dd"/>
    </style:style>
    <style:style style:name="P23" style:family="paragraph" style:parent-style-name="Table_20_Contents">
      <style:paragraph-properties fo:text-align="center" style:justify-single-word="false"/>
      <style:text-properties officeooo:rsid="001ef181" officeooo:paragraph-rsid="002115dd"/>
    </style:style>
    <style:style style:name="P24" style:family="paragraph" style:parent-style-name="Table_20_Contents">
      <style:paragraph-properties fo:text-align="end" style:justify-single-word="false"/>
      <style:text-properties fo:font-weight="bold" officeooo:rsid="001be0ef" officeooo:paragraph-rsid="002115d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2115dd" officeooo:paragraph-rsid="002115dd"/>
    </style:style>
    <style:style style:name="T1" style:family="text">
      <style:text-properties officeooo:rsid="001f2c4f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1f2c4f"/>
    </style:style>
    <style:style style:name="T4" style:family="text">
      <style:text-properties officeooo:rsid="001fcdd5"/>
    </style:style>
    <style:style style:name="T5" style:family="text">
      <style:text-properties officeooo:rsid="00205a61"/>
    </style:style>
    <style:style style:name="T6" style:family="text">
      <style:text-properties officeooo:rsid="002115dd"/>
    </style:style>
    <style:style style:name="T7" style:family="text">
      <style:text-properties officeooo:rsid="001ef181"/>
    </style:style>
    <style:style style:name="T8" style:family="text">
      <style:text-properties officeooo:rsid="002269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Теория языков программирования и методы трансляции</text:p>
      <text:p text:style-name="P1"/>
      <text:p text:style-name="P1">1. Цель освоения дисциплины</text:p>
      <text:p text:style-name="P1">Цель – дать необходимые знания по основам теории языков программирования и методов трансляции, позволяющие успешно изучать специальные дисциплины учебного плана подготовки, связанные с современными информационными и сетевыми технологиями.</text:p>
      <text:p text:style-name="P1"/>
      <text:p text:style-name="P1">В результате освоения дисциплины студент должен:</text:p>
      <text:p text:style-name="P1">Знать:</text:p>
      <text:list xml:id="list3395186271" text:style-name="L3">
        <text:list-item>
          <text:p text:style-name="P5">формальные способы задания синтаксиса и семантики языков программирования;</text:p>
        </text:list-item>
        <text:list-item>
          <text:p text:style-name="P5">основные положения теории формальных грамматик и языков;</text:p>
        </text:list-item>
        <text:list-item>
          <text:p text:style-name="P5">основные положения теории контекстно-свободных грамматик;</text:p>
        </text:list-item>
        <text:list-item>
          <text:p text:style-name="P5">основные положения теории автоматов;</text:p>
        </text:list-item>
        <text:list-item>
          <text:p text:style-name="P5">методы синтаксического анализа и перевода для классов формальных грамматик.</text:p>
        </text:list-item>
      </text:list>
      <text:p text:style-name="P1">Уметь:</text:p>
      <text:list xml:id="list3082285985" text:style-name="L2">
        <text:list-item>
          <text:p text:style-name="P4">пользоваться стандартной терминологией и определениями;</text:p>
        </text:list-item>
        <text:list-item>
          <text:p text:style-name="P4">формально описывать синтаксис и семантику несложных процедурно-ориентированных и проблемно-ориентированных языков программирования;</text:p>
        </text:list-item>
        <text:list-item>
          <text:p text:style-name="P4">разрабатывать алгоритмы синтаксического анализа для наиболее часто используемых классов</text:p>
        </text:list-item>
        <text:list-item>
          <text:p text:style-name="P4">формальных грамматик.</text:p>
        </text:list-item>
      </text:list>
      <text:p text:style-name="P1">Владеть:</text:p>
      <text:list xml:id="list2362493051" text:style-name="L1">
        <text:list-item>
          <text:p text:style-name="P3">навыками поиска, отбора информации по теме «Теория языков программирования»;</text:p>
        </text:list-item>
        <text:list-item>
          <text:p text:style-name="P3">навыком формального задания синтаксиса и семантики языков программирования;</text:p>
        </text:list-item>
        <text:list-item>
          <text:p text:style-name="P3">навыками использования методов синтаксического анализа и перевода.</text:p>
        </text:list-item>
      </text:list>
      <text:p text:style-name="P19"/>
      <text:p text:style-name="P6">Тематический план</text:p>
      <text:p text:style-name="P1"/>
      <text:p text:style-name="P2">1. Пар<text:span text:style-name="T2">адигмы программирования.</text:span></text:p>
      <text:p text:style-name="P2"><text:span text:style-name="T2">История развтития ЯП, языки 1,2,3,4 и 5-го поколений. </text:span><text:span text:style-name="T3">Языки долгожители.</text:span> Язык, как структура данных. Разнообразие синтаксических <text:span text:style-name="T1">форм. Постфиксная, префиксная и смешанная нотация.</text:span></text:p>
      <text:p text:style-name="P9"/>
      <text:p text:style-name="P9"><text:span text:style-name="T5">2</text:span>. Формальные <text:span text:style-name="T5">порождающие </text:span>грамматики</text:p>
      <text:p text:style-name="P14">Основные термины и определения, примеры языков. Дерево вывода и разновидности алгоритмов разбора. Эквивалентность и однозначность грамматик, преобразования грамматик.</text:p>
      <text:p text:style-name="P9"/>
      <text:p text:style-name="P10"><text:span text:style-name="T5">3</text:span>. Автоматн<text:span text:style-name="T5">ые грамматики и языки</text:span></text:p>
      <text:p text:style-name="P12">Классификация языков Ноама Хомского. Конечные автоматы, Автоматы с магазинной памятью, машины Тьюринга и Поста. Подстановки и переписывание.</text:p>
      <text:p text:style-name="P10"/>
      <text:p text:style-name="P10"><text:span text:style-name="T5">4</text:span>. <text:span text:style-name="T5">Контекстно-свободные языки</text:span></text:p>
      <text:p text:style-name="P14">Однозначность КС-грамматик, Алгоритмы распознавания. <text:span text:style-name="T6">Левая и правая рекурсия в определении языков. LL и LR трансляторы. Комбинаторные трансляторы.</text:span></text:p>
      <text:p text:style-name="P10"/>
      <text:p text:style-name="P11"><text:span text:style-name="T6">5. </text:span>Языки описания данных</text:p>
      <text:p text:style-name="P11"><text:span text:style-name="T8">XML и </text:span>HTML, CSS, JSON, <text:span text:style-name="T4">SQL, Форма Бэкуса-Науэра</text:span></text:p>
      <text:p text:style-name="P11"/>
      <text:p text:style-name="P15"><text:span text:style-name="T6">6. </text:span>Действия и операто<text:span text:style-name="T6">р</text:span>ы в программах</text:p>
      <text:p text:style-name="P15">Базовые операторы, операторы перехода, поток управления, составные операторы, операторы выбора, циклические конструкции, <text:span text:style-name="T8">структурное программирование.</text:span></text:p>
      <text:p text:style-name="P11"><text:soft-page-break/></text:p>
      <text:p text:style-name="P16">7. Подпрограммы, функции и процедуры</text:p>
      <text:p text:style-name="P16">Разновидности подпрограмм, объявления и вызов подпрограмм. Методы передачи параметров (по значению, по имени, по ссылке). Область видимости имён и неймспейсы. Рекурсия и использование стека.</text:p>
      <text:p text:style-name="P11"/>
      <text:p text:style-name="P9"><text:span text:style-name="T6">8</text:span>. Типизация данных</text:p>
      <text:p text:style-name="P13">Системы типизации: статическая/динамическая, сильная/слабая, структурная/номинативная/утиная. <text:span text:style-name="T6">Перегрузка функций и операторов. Типы подпрограмм и функций. Параметрический полиморфизм. </text:span></text:p>
      <text:p text:style-name="P11"/>
      <text:p text:style-name="P11"><text:span text:style-name="T6">9. </text:span>Скалярные и составные типы данных</text:p>
      <text:p text:style-name="P13">Массивы, прямоугольные массивы, сечения массивов, записи, кортежи, связные списки.</text:p>
      <text:p text:style-name="P13"/>
      <text:p text:style-name="P13"><text:span text:style-name="T6">10. </text:span>Объектно-ориентированное программирование</text:p>
      <text:p text:style-name="P13">Основные принципы, различные реализации ООП (Smalltalk, Common LISP, JavaScript, Java)</text:p>
      <text:p text:style-name="P13">Отличие динамических объектов от статических структур. <text:span text:style-name="T6">Интерфейсы и абстрактные классы. Классы типов.</text:span></text:p>
      <text:p text:style-name="P11"/>
      <text:p text:style-name="P9"><text:span text:style-name="T6">11</text:span>. Виртуальные машины и трансляция языков</text:p>
      <text:p text:style-name="P14">Интерпретация и компиляция программ. Принципы трансляции в семействах языков Java (JRE), .NET (CIL), LLVM.</text:p>
      <text:p text:style-name="P9"/>
      <text:p text:style-name="P9"><text:span text:style-name="T6">12. </text:span>Языки-концепции.</text:p>
      <text:p text:style-name="P9">FORTH, LISP, Prolog, Smalltalk, <text:span text:style-name="T4">Wolfram Language, Eiffel</text:span></text:p>
      <text:p text:style-name="P9"/>
      <text:p text:style-name="P9"><text:span text:style-name="T6">13. </text:span>Формальная семантика языков программирования</text:p>
      <text:p text:style-name="P9">Операционная семантика, <text:span text:style-name="T4">а</text:span>ксиоматическая семантика, <text:span text:style-name="T4">денотационная семантика. Принципы верификации. Тройки Хоара. Контрактное программирование.</text:span></text:p>
      <text:p text:style-name="P9"/>
      <text:p text:style-name="P7">Почасовой план</text:p>
      <text:p text:style-name="P1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Тема </text:p>
          </table:table-cell>
          <table:table-cell table:style-name="Таблица1.A1" office:value-type="string">
            <text:p text:style-name="P22">Лекции</text:p>
          </table:table-cell>
          <table:table-cell table:style-name="Таблица1.C1" office:value-type="string">
            <text:p text:style-name="P22">Лабораторные занятия</text:p>
          </table:table-cell>
        </table:table-row>
        <table:table-row>
          <table:table-cell table:style-name="Таблица1.A2" office:value-type="string">
            <text:p text:style-name="P2">1. Пар<text:span text:style-name="T2">адигмы программирования.</text:span></text:p>
          </table:table-cell>
          <table:table-cell table:style-name="Таблица1.A2" office:value-type="string">
            <text:p text:style-name="P21">2</text:p>
          </table:table-cell>
          <table:table-cell table:style-name="Таблица1.C2" office:value-type="string">
            <text:p text:style-name="P21"><text:span text:style-name="T6">1</text:span></text:p>
          </table:table-cell>
        </table:table-row>
        <table:table-row>
          <table:table-cell table:style-name="Таблица1.A2" office:value-type="string">
            <text:p text:style-name="P11"><text:span text:style-name="T5">2</text:span>. Формальные <text:span text:style-name="T5">порождающие </text:span>грамматики</text:p>
          </table:table-cell>
          <table:table-cell table:style-name="Таблица1.A2" office:value-type="string">
            <text:p text:style-name="P25">4</text:p>
          </table:table-cell>
          <table:table-cell table:style-name="Таблица1.C2" office:value-type="string">
            <text:p text:style-name="P25">4</text:p>
          </table:table-cell>
        </table:table-row>
        <table:table-row>
          <table:table-cell table:style-name="Таблица1.A2" office:value-type="string">
            <text:p text:style-name="P11"><text:span text:style-name="T5">3</text:span>. Автоматн<text:span text:style-name="T5">ые грамматики и языки</text:span></text:p>
          </table:table-cell>
          <table:table-cell table:style-name="Таблица1.A2" office:value-type="string">
            <text:p text:style-name="P25">2</text:p>
          </table:table-cell>
          <table:table-cell table:style-name="Таблица1.C2" office:value-type="string">
            <text:p text:style-name="P25">4</text:p>
          </table:table-cell>
        </table:table-row>
        <table:table-row>
          <table:table-cell table:style-name="Таблица1.A2" office:value-type="string">
            <text:p text:style-name="P11"><text:span text:style-name="T5">4</text:span>. <text:span text:style-name="T5">Контекстно-свободные языки</text:span></text:p>
          </table:table-cell>
          <table:table-cell table:style-name="Таблица1.A2" office:value-type="string">
            <text:p text:style-name="P21"><text:span text:style-name="T6">4</text:span></text:p>
          </table:table-cell>
          <table:table-cell table:style-name="Таблица1.C2" office:value-type="string">
            <text:p text:style-name="P21"><text:span text:style-name="T6">6</text:span></text:p>
          </table:table-cell>
        </table:table-row>
        <table:table-row>
          <table:table-cell table:style-name="Таблица1.A2" office:value-type="string">
            <text:p text:style-name="P11"><text:span text:style-name="T6">5. </text:span>Языки описания данных</text:p>
          </table:table-cell>
          <table:table-cell table:style-name="Таблица1.A2" office:value-type="string">
            <text:p text:style-name="P23">2</text:p>
          </table:table-cell>
          <table:table-cell table:style-name="Таблица1.C2" office:value-type="string">
            <text:p text:style-name="P21"><text:span text:style-name="T7">2</text:span></text:p>
          </table:table-cell>
        </table:table-row>
        <table:table-row>
          <table:table-cell table:style-name="Таблица1.A2" office:value-type="string">
            <text:p text:style-name="P15"><text:span text:style-name="T6">6. </text:span>Действия и операто<text:span text:style-name="T6">р</text:span>ы в программах</text:p>
          </table:table-cell>
          <table:table-cell table:style-name="Таблица1.A2" office:value-type="string">
            <text:p text:style-name="P21">4</text:p>
          </table:table-cell>
          <table:table-cell table:style-name="Таблица1.C2" office:value-type="string">
            <text:p text:style-name="P21">2</text:p>
          </table:table-cell>
        </table:table-row>
        <table:table-row>
          <table:table-cell table:style-name="Таблица1.A2" office:value-type="string">
            <text:p text:style-name="P16">7. Подпрограммы, функции и процедуры</text:p>
          </table:table-cell>
          <table:table-cell table:style-name="Таблица1.A2" office:value-type="string">
            <text:p text:style-name="P21">2</text:p>
          </table:table-cell>
          <table:table-cell table:style-name="Таблица1.C2" office:value-type="string">
            <text:p text:style-name="P25">2</text:p>
          </table:table-cell>
        </table:table-row>
        <table:table-row>
          <table:table-cell table:style-name="Таблица1.A2" office:value-type="string">
            <text:p text:style-name="P11"><text:span text:style-name="T6">8</text:span>. Типизация данных</text:p>
          </table:table-cell>
          <table:table-cell table:style-name="Таблица1.A2" office:value-type="string">
            <text:p text:style-name="P21">2</text:p>
          </table:table-cell>
          <table:table-cell table:style-name="Таблица1.C2" office:value-type="string">
            <text:p text:style-name="P25">2</text:p>
          </table:table-cell>
        </table:table-row>
        <table:table-row>
          <table:table-cell table:style-name="Таблица1.A2" office:value-type="string">
            <text:p text:style-name="P11"><text:span text:style-name="T6">9. </text:span>Скалярные и составные типы данных</text:p>
          </table:table-cell>
          <table:table-cell table:style-name="Таблица1.A2" office:value-type="string">
            <text:p text:style-name="P21">2</text:p>
          </table:table-cell>
          <table:table-cell table:style-name="Таблица1.C2" office:value-type="string">
            <text:p text:style-name="P21"><text:span text:style-name="T6">2</text:span></text:p>
          </table:table-cell>
        </table:table-row>
        <table:table-row>
          <table:table-cell table:style-name="Таблица1.A2" office:value-type="string">
            <text:p text:style-name="P13"><text:span text:style-name="T6">10. </text:span>Объектно-ориентированное программирование</text:p>
          </table:table-cell>
          <table:table-cell table:style-name="Таблица1.A2" office:value-type="string">
            <text:p text:style-name="P21">2</text:p>
          </table:table-cell>
          <table:table-cell table:style-name="Таблица1.C2" office:value-type="string">
            <text:p text:style-name="P21">2</text:p>
          </table:table-cell>
        </table:table-row>
        <table:table-row>
          <table:table-cell table:style-name="Таблица1.A2" office:value-type="string">
            <text:p text:style-name="P11"><text:span text:style-name="T6">11</text:span>. Виртуальные машины и трансляция языков</text:p>
          </table:table-cell>
          <table:table-cell table:style-name="Таблица1.A2" office:value-type="string">
            <text:p text:style-name="P25">2</text:p>
          </table:table-cell>
          <table:table-cell table:style-name="Таблица1.C2" office:value-type="string">
            <text:p text:style-name="P25">2</text:p>
          </table:table-cell>
        </table:table-row>
        <table:table-row>
          <table:table-cell table:style-name="Таблица1.A2" office:value-type="string">
            <text:p text:style-name="P11"><text:span text:style-name="T6">12. </text:span>Языки-концепции.</text:p>
          </table:table-cell>
          <table:table-cell table:style-name="Таблица1.A2" office:value-type="string">
            <text:p text:style-name="P25">2</text:p>
          </table:table-cell>
          <table:table-cell table:style-name="Таблица1.C2" office:value-type="string">
            <text:p text:style-name="P25">1</text:p>
          </table:table-cell>
        </table:table-row>
        <table:table-row>
          <table:table-cell table:style-name="Таблица1.A2" office:value-type="string">
            <text:p text:style-name="P11"><text:span text:style-name="T6">13. </text:span>Формальная семантика языков программирования</text:p>
          </table:table-cell>
          <table:table-cell table:style-name="Таблица1.A2" office:value-type="string">
            <text:p text:style-name="P25">4</text:p>
          </table:table-cell>
          <table:table-cell table:style-name="Таблица1.C2" office:value-type="string">
            <text:p text:style-name="P25">4</text:p>
          </table:table-cell>
        </table:table-row>
        <text:soft-page-break/>
        <table:table-row>
          <table:table-cell table:style-name="Таблица1.A2" office:value-type="string">
            <text:p text:style-name="P24">Итого: </text:p>
          </table:table-cell>
          <table:table-cell table:style-name="Таблица1.B15" table:formula="ooow:sum &lt;B2:B14&gt;" office:value-type="float" office:value="34">
            <text:p text:style-name="P21">34</text:p>
          </table:table-cell>
          <table:table-cell table:style-name="Таблица1.C15" table:formula="ooow:sum &lt;C2:C14&gt;" office:value-type="float" office:value="34">
            <text:p text:style-name="P21">34</text:p>
          </table:table-cell>
        </table:table-row>
      </table:table>
      <text:p text:style-name="P17"/>
      <text:p text:style-name="P18">Основная литература</text:p>
      <text:p text:style-name="P18">1. Серебряков, В.А. Теория и реализация языков программирования [Электронный ресурс] : учебное пособие / В.А. Серебряков, М.П. Галочкин, Д.Р. Гончар, М.Г. Фуругян. — Электрон. дан. — Москва : , 2016. — 372 с. — Режим доступа: <text:a xlink:type="simple" xlink:href="https://e.lanbook.com/book/100529" text:style-name="Internet_20_link" text:visited-style-name="Visited_20_Internet_20_Link">https://e.lanbook.com/book/100529</text:a>.</text:p>
      <text:p text:style-name="P18">2. Лазарева И.М. Теория языков программирования и методы трансляции : учебное пособие / И.М.Лазарева. – Мурманск : МАГУ,</text:p>
      <text:p text:style-name="P20">3. Орлов С. А. Теория и практика языков программирования: Учебник для вузов. Стандарт 3-го поколения. – СПб.: Питер, 2013. – 688 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22:58:52.380363926</meta:creation-date>
    <dc:date>2021-04-08T00:06:31.645374039</dc:date>
    <meta:editing-duration>PT22M57S</meta:editing-duration>
    <meta:editing-cycles>3</meta:editing-cycles>
    <meta:generator>LibreOffice/6.2.6.2$Linux_X86_64 LibreOffice_project/20$Build-2</meta:generator>
    <meta:document-statistic meta:table-count="1" meta:image-count="0" meta:object-count="0" meta:page-count="3" meta:paragraph-count="97" meta:word-count="560" meta:character-count="4473" meta:non-whitespace-character-count="4011"/>
  </office:meta>
</office:document-meta>
</file>